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D7408FCE8D2D402A.png" manifest:media-type="image/png"/>
  <manifest:file-entry manifest:full-path="Pictures/100000010000078000000438C997C3E44F3052C9.png" manifest:media-type="image/png"/>
  <manifest:file-entry manifest:full-path="Pictures/100000010000078000000438E07018DAAA694A32.png" manifest:media-type="image/png"/>
  <manifest:file-entry manifest:full-path="Pictures/100000010000078000000438F9AD9F650852BD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.185cm" svg:y="0.183cm" svg:width="17cm" svg:height="9.562cm" draw:z-index="0"><draw:image xlink:href="Pictures/100000010000078000000438F9AD9F650852BD3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x="0.159cm" svg:y="2.214cm" svg:width="17cm" svg:height="9.562cm" draw:z-index="1"><draw:image xlink:href="Pictures/100000010000078000000438C997C3E44F3052C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3" text:anchor-type="char" svg:width="17cm" svg:height="9.562cm" draw:z-index="2"><draw:image xlink:href="Pictures/100000010000078000000438D7408FCE8D2D402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width="17cm" svg:height="9.562cm" draw:z-index="3"><draw:image xlink:href="Pictures/100000010000078000000438E07018DAAA694A32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6:02:37.381732447</meta:creation-date>
    <dc:date>2023-10-23T16:04:24.066628369</dc:date>
    <meta:editing-duration>PT1M47S</meta:editing-duration>
    <meta:editing-cycles>1</meta:editing-cycles>
    <meta:document-statistic meta:table-count="0" meta:image-count="4" meta:object-count="0" meta:page-count="3" meta:paragraph-count="0" meta:word-count="0" meta:character-count="0" meta:non-whitespace-character-count="0"/>
    <meta:generator>LibreOffice/7.3.7.2$Linux_X86_64 LibreOffice_project/30$Build-2</meta:generator>
  </office:meta>
</office:document-meta>
</file>